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25CD644AB72AF6FB3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5.028in" draw:z-index="0"><draw:image xlink:href="Pictures/10000001000003240000025CD644AB72AF6FB3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9:54:49.215141120</meta:creation-date>
    <dc:date>2023-11-09T09:55:32.682732323</dc:date>
    <meta:editing-duration>PT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